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As Chuvas Intensas e as Enchentes: Um Fenômeno Complexo</text:h>
      <text:p text:style-name="Text_20_body">As <text:span text:style-name="Strong_20_Emphasis">enchentes</text:span> são eventos naturais que ocorrem quando o volume de água em um rio ou córrego excede sua capacidade, inundando as áreas adjacentes. As <text:span text:style-name="Strong_20_Emphasis">chuvas intensas</text:span> são, sem dúvida, um dos principais gatilhos para esse fenômeno. Mas a relação entre chuva e enchente é mais complexa do que parece, envolvendo uma série de fatores naturais e antrópicos.</text:p>
      <text:h text:style-name="Heading_20_3" text:outline-level="3">A Dinâmica das Chuvas e Enchentes</text:h>
      <text:list xml:id="list3559727509" text:style-name="L1">
        <text:list-item>
          <text:p text:style-name="P2"><text:span text:style-name="Strong_20_Emphasis">Intensidade:</text:span> Chuvas muito fortes em curto período de tempo sobrecarregam o sistema de drenagem, dificultando o escoamento da água. </text:p>
        </text:list-item>
        <text:list-item>
          <text:p text:style-name="P2"><text:span text:style-name="Strong_20_Emphasis">Duração:</text:span> Chuvas prolongadas saturam o solo, aumentando o escoamento superficial e a possibilidade de inundações. </text:p>
        </text:list-item>
        <text:list-item>
          <text:p text:style-name="P2"><text:span text:style-name="Strong_20_Emphasis">Área:</text:span> Chuvas concentradas em pequenas áreas podem gerar picos de vazão nos rios, aumentando o risco de enchentes. </text:p>
        </text:list-item>
        <text:list-item>
          <text:p text:style-name="P2"><text:span text:style-name="Strong_20_Emphasis">Tipo de solo:</text:span> Solos impermeáveis, como os urbanos, dificultam a infiltração da água no solo, aumentando o escoamento superficial. </text:p>
        </text:list-item>
        <text:list-item>
          <text:p text:style-name="P2"><text:span text:style-name="Strong_20_Emphasis">Relevo:</text:span> Áreas com declividade acentuada favorecem o escoamento rápido da água, aumentando o risco de enchentes. </text:p>
        </text:list-item>
        <text:list-item>
          <text:p text:style-name="P1"><text:span text:style-name="Strong_20_Emphasis">Vegetação:</text:span> A vegetação ajuda a retardar o escoamento da água, diminuindo o impacto das chuvas. </text:p>
        </text:list-item>
      </text:list>
      <text:h text:style-name="Heading_20_3" text:outline-level="3">Fatores Antrópicos que Agravam as Enchentes</text:h>
      <text:list xml:id="list751507780" text:style-name="L2">
        <text:list-item>
          <text:p text:style-name="P4"><text:span text:style-name="Strong_20_Emphasis">Urbanização:</text:span> A impermeabilização do solo nas cidades reduz a capacidade de infiltração da água, aumentando o volume de água que escoa para os rios. </text:p>
        </text:list-item>
        <text:list-item>
          <text:p text:style-name="P4"><text:span text:style-name="Strong_20_Emphasis">Ocupação de áreas de risco:</text:span> A construção de casas e edifícios em áreas próximas a rios e córregos aumenta a vulnerabilidade às enchentes. </text:p>
        </text:list-item>
        <text:list-item>
          <text:p text:style-name="P4"><text:span text:style-name="Strong_20_Emphasis">Desmatamento:</text:span> A remoção da vegetação aumenta o escoamento superficial e a erosão do solo, contribuindo para o assoreamento dos rios e o aumento do risco de inundações. </text:p>
        </text:list-item>
        <text:list-item>
          <text:p text:style-name="P3"><text:span text:style-name="Strong_20_Emphasis">Sistema de drenagem inadequado:</text:span> Redes de drenagem mal projetadas ou com capacidade insuficiente podem não dar conta de escoar o volume de água das chuvas intensas. </text:p>
        </text:list-item>
      </text:list>
      <text:h text:style-name="Heading_20_3" text:outline-level="3">Consequências das Enchentes</text:h>
      <text:p text:style-name="Text_20_body">As enchentes causam diversos danos, tanto sociais quanto econômicos, como:</text:p>
      <text:list xml:id="list107795070" text:style-name="L3">
        <text:list-item>
          <text:p text:style-name="P6"><text:span text:style-name="Strong_20_Emphasis">Perda de vidas humanas:</text:span> As enchentes podem causar mortes por afogamento, eletrocução ou soterramento. </text:p>
        </text:list-item>
        <text:list-item>
          <text:p text:style-name="P6"><text:span text:style-name="Strong_20_Emphasis">Danos materiais:</text:span> Destruição de casas, carros, pontes e outras infraestruturas. </text:p>
        </text:list-item>
        <text:list-item>
          <text:p text:style-name="P6"><text:span text:style-name="Strong_20_Emphasis">Problemas de saúde:</text:span> Proliferação de doenças transmitidas pela água e pelo contato com esgoto. </text:p>
        </text:list-item>
        <text:list-item>
          <text:p text:style-name="P5"><text:span text:style-name="Strong_20_Emphasis">Perdas econômicas:</text:span> Interrupção de atividades comerciais e industriais, além de altos custos com reconstrução. </text:p>
        </text:list-item>
      </text:list>
      <text:h text:style-name="Heading_20_3" text:outline-level="3">Prevenção e Mitigação</text:h>
      <text:p text:style-name="Text_20_body">Para reduzir os impactos das enchentes, é fundamental adotar medidas de prevenção e mitigação, como:</text:p>
      <text:list xml:id="list1263570659" text:style-name="L4">
        <text:list-item>
          <text:p text:style-name="P8"><text:soft-page-break/><text:span text:style-name="Strong_20_Emphasis">Planejamento urbano:</text:span> Elaborar planos diretores que evitem a ocupação de áreas de risco e promovam a drenagem urbana sustentável. </text:p>
        </text:list-item>
        <text:list-item>
          <text:p text:style-name="P8"><text:span text:style-name="Strong_20_Emphasis">Conservação do solo e da vegetação:</text:span> Implementar medidas de conservação do solo e reflorestamento para aumentar a infiltração da água e reduzir o escoamento superficial. </text:p>
        </text:list-item>
        <text:list-item>
          <text:p text:style-name="P8"><text:span text:style-name="Strong_20_Emphasis">Construção de sistemas de drenagem eficientes:</text:span> Investir em redes de drenagem com capacidade adequada para escoar o volume de água das chuvas intensas. </text:p>
        </text:list-item>
        <text:list-item>
          <text:p text:style-name="P7"><text:span text:style-name="Strong_20_Emphasis">Monitoramento e alerta:</text:span> Implementar sistemas de monitoramento das condições climáticas e de alerta precoce para a população. </text:p>
        </text:list-item>
      </text:list>
      <text:p text:style-name="Text_20_body"><text:span text:style-name="Strong_20_Emphasis">Em resumo,</text:span> as chuvas intensas são um dos principais fatores desencadeantes das enchentes, mas a ocorrência desse fenômeno é influenciada por uma série de fatores naturais e antrópicos. A prevenção e a mitigação das enchentes exigem um conjunto de medidas que envolvem o planejamento urbano, a conservação do meio ambiente e a conscientização da população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11:28:23.960718837</meta:creation-date>
    <dc:date>2024-10-22T11:29:15.169775022</dc:date>
    <meta:editing-duration>PT56S</meta:editing-duration>
    <meta:editing-cycles>1</meta:editing-cycles>
    <meta:document-statistic meta:table-count="0" meta:image-count="0" meta:object-count="0" meta:page-count="2" meta:paragraph-count="27" meta:word-count="521" meta:character-count="3348" meta:non-whitespace-character-count="2854"/>
    <meta:generator>LibreOffice/7.3.7.2$Linux_X86_64 LibreOffice_project/30$Build-2</meta:generator>
  </office:meta>
</office:document-meta>
</file>